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6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1" style:family="table-cell" style:parent-style-name="Default"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ext-properties style:font-name="Linux Libertine O" fo:font-size="10.5pt" fo:language="de" fo:country="DE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30" style:family="table-cell" style:parent-style-name="Default">
      <style:text-properties style:font-name="Linux Libertine O" fo:font-size="10.5pt" fo:language="en" fo:country="US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32" style:family="table-cell" style:parent-style-name="Default">
      <style:text-properties style:font-name="Linux Libertine O" fo:font-size="10.5pt" fo:language="de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nux Libertine O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.5pt" style:language-asian="zh" style:country-asian="CN" style:font-style-asian="normal" style:font-weight-asian="normal" style:font-name-complex="Ari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nux Libertine 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.5pt" style:language-asian="zh" style:country-asian="CN" style:font-style-asian="normal" style:font-weight-asian="normal" style:font-name-complex="Ari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Linux Libertine O" fo:font-size="10.5pt" fo:language="it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3" style:family="table-cell" style:parent-style-name="Default">
      <style:table-cell-properties fo:background-color="transparent"/>
    </style:style>
    <style:style style:name="ce3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ext-properties style:font-name="Linux Libertine O" fo:font-size="10.5pt" fo:language="en" fo:country="GB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nux Libertine O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Noto Sans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Linux Libertine O" fo:font-size="10.5pt" fo:language="en" fo:country="US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ext-properties style:font-name="Linux Libertine O" fo:font-size="10.5pt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40" style:family="table-cell" style:parent-style-name="Default">
      <style:text-properties style:font-name="Linux Libertine O" fo:font-size="10.5pt" fo:language="en" fo:country="US" fo:font-style="normal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42" style:family="table-cell" style:parent-style-name="Default">
      <style:text-properties style:font-name="Linux Libertine O" fo:font-size="10.5pt" fo:language="it" fo:country="CH" fo:font-weight="normal" style:font-size-asian="10.5pt" style:font-weight-asian="normal" style:font-size-complex="10.5pt" style:font-weight-complex="normal"/>
    </style:style>
    <style:style style:name="ce43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46" style:family="table-cell" style:parent-style-name="Default">
      <style:text-properties style:font-name="Linux Libertine O" fo:font-size="10.5pt" fo:language="de" fo:country="DE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53" style:family="table-cell" style:parent-style-name="Default">
      <style:text-properties style:font-name="Linux Libertine O" fo:font-size="10.5pt" fo:language="en" fo:country="US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44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47" style:family="table-cell" style:parent-style-name="Default">
      <style:text-properties style:font-name="Linux Libertine O" fo:font-size="10.5pt" fo:language="de" fo:country="CH" fo:font-style="italic" fo:font-weight="normal" style:font-name-asian="Noto Serif CJK SC" style:font-size-asian="10.5pt" style:font-weight-asian="normal" style:font-name-complex="Arial" style:font-size-complex="10.5pt" style:font-style-complex="italic" style:font-weight-complex="normal"/>
    </style:style>
    <style:style style:name="ce27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ext-properties style:font-name="Linux Libertine O" fo:font-size="10.5pt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55" style:family="table-cell" style:parent-style-name="Default">
      <style:text-properties style:font-name="Arial" fo:font-size="11pt" fo:language="en" fo:country="US" fo:font-style="italic" fo:font-weight="normal" style:font-name-asian="Noto Serif CJK SC" style:font-size-asian="10pt" style:font-weight-asian="normal" style:font-name-complex="Arial" style:font-size-complex="11pt" style:font-weight-complex="normal"/>
    </style:style>
    <style:style style:name="ce54" style:family="table-cell" style:parent-style-name="Default">
      <style:text-properties style:font-name="Arial" fo:font-size="11pt" fo:language="it" fo:country="CH" fo:font-weight="normal" style:font-name-asian="Noto Serif CJK SC" style:font-size-asian="10pt" style:font-weight-asian="normal" style:font-name-complex="Arial" style:font-size-complex="11pt" style:font-weight-complex="normal"/>
    </style:style>
    <style:style style:name="ce56" style:family="table-cell" style:parent-style-name="Default">
      <style:text-properties style:font-name="Arial" fo:font-size="11pt" fo:language="fr" fo:country="CH" fo:font-weight="normal" style:font-name-asian="Noto Serif CJK SC" style:font-size-asian="10pt" style:font-weight-asian="normal" style:font-name-complex="Arial" style:font-size-complex="11pt" style:font-weight-complex="bold"/>
    </style:style>
    <style:style style:name="ce49" style:family="table-cell" style:parent-style-name="Default">
      <style:text-properties style:font-name="Liberation Serif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61" style:family="table-cell" style:parent-style-name="Default">
      <style:text-properties style:font-name="Linux Libertine O" fo:font-size="10.5pt" fo:language="fr" fo:country="CH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62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size-complex="10.5pt" style:font-weight-complex="normal"/>
    </style:style>
    <style:style style:name="ce59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Times New Roman" style:font-size-complex="10.5pt" style:font-weight-complex="normal"/>
    </style:style>
    <style:style style:name="ce60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Noto Sans Arabic" style:font-size-complex="10.5pt" style:font-weight-complex="normal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nux Libertine O" fo:font-size="10.5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.5pt" style:language-asian="zh" style:country-asian="CN" style:font-style-asian="normal" style:font-weight-asian="normal" style:font-name-complex="Times New Roman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Linux Libertine O" fo:font-size="10.5pt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64" style:family="table-cell" style:parent-style-name="Default" style:data-style-name="N0"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ext-properties style:font-name="Linux Libertine O" fo:font-size="10.5pt" fo:font-weight="normal" style:font-name-asian="Liberation Mono" style:font-size-asian="10.5pt" style:font-weight-asian="normal" style:font-name-complex="Liberation Mono" style:font-size-complex="10.5pt" style:font-weight-complex="normal"/>
    </style:style>
    <style:style style:name="ce73" style:family="table-cell" style:parent-style-name="Default">
      <style:table-cell-properties fo:background-color="#f7d1d5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style:font-name="Linux Libertine O" fo:font-size="10.5pt" fo:language="fr" fo:country="CH" fo:font-weight="normal" style:font-name-asian="DejaVu Sans" style:font-size-asian="10.5pt" style:font-weight-asian="normal" style:font-name-complex="Times New Roman" style:font-size-complex="10.5pt" style:font-weight-complex="normal"/>
    </style:style>
    <style:style style:name="ce67" style:family="table-cell" style:parent-style-name="Defaul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ce76" style:family="table-cell" style:parent-style-name="Default">
      <style:table-cell-properties fo:background-color="#ec9ba4"/>
    </style:style>
    <style:style style:name="ce82" style:family="table-cell" style:parent-style-name="Default">
      <style:table-cell-properties fo:background-color="#ec9ba4"/>
      <style:text-properties style:font-name="Liberation Serif" style:font-name-asian="DejaVu Sans" style:font-name-complex="Noto Sans Arabic"/>
    </style:style>
    <style:style style:name="ce77" style:family="table-cell" style:parent-style-name="Default">
      <style:table-cell-properties fo:background-color="#f7d1d5"/>
      <style:text-properties style:font-name="Liberation Serif1" fo:font-size="10.5pt" fo:font-weight="normal" style:font-size-asian="10.5pt" style:font-weight-asian="normal" style:font-size-complex="10.5pt" style:font-weight-complex="normal"/>
    </style:style>
    <style:style style:name="ce71" style:family="table-cell" style:parent-style-name="Default">
      <style:table-cell-properties fo:background-color="#b4c7dc"/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use-window-font-color="true" style:letter-kerning="true" fo:language="de" fo:country="DE" style:language-asian="zh" style:country-asian="CN" style:language-complex="hi" style:country-complex="IN"/>
    </style:style>
    <style:style style:name="T2" style:family="text">
      <style:text-properties style:use-window-font-color="true" style:letter-kerning="true" fo:language="en" fo:country="US" style:language-asian="zh" style:country-asian="CN" style:language-complex="hi" style:country-complex="IN"/>
    </style:style>
    <style:style style:name="T3" style:family="text">
      <style:text-properties style:use-window-font-color="true" style:letter-kerning="true" fo:language="de" fo:country="CH" style:language-asian="zh" style:country-asian="CN" style:language-complex="hi" style:country-complex="IN"/>
    </style:style>
    <style:style style:name="T4" style:family="text">
      <style:text-properties style:use-window-font-color="true" style:letter-kerning="true" fo:language="it" fo:country="CH" style:language-asian="zh" style:country-asian="CN" style:language-complex="hi" style:country-complex="IN"/>
    </style:style>
    <style:style style:name="T5" style:family="text">
      <style:text-properties style:use-window-font-color="true" style:font-name="Arial" style:letter-kerning="true" fo:language="en" fo:country="US" style:language-asian="zh" style:country-asian="CN" style:language-complex="hi" style:country-complex="IN" style:font-name-asian="Noto Serif CJK SC" style:font-name-complex="Arial"/>
    </style:style>
    <style:style style:name="T6" style:family="text">
      <style:text-properties style:use-window-font-color="true" style:font-name="Arial" fo:font-size="11pt" style:letter-kerning="true" fo:language="de" fo:country="CH" style:language-asian="zh" style:country-asian="CN" style:language-complex="hi" style:country-complex="IN" style:font-name-asian="Noto Serif CJK SC" style:font-name-complex="Arial" style:font-size-asian="10pt" style:font-size-complex="11pt"/>
    </style:style>
    <style:style style:name="T7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it" fo:country="CH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Arial" fo:font-size="11pt" style:letter-kerning="true" fo:language="en" fo:country="US" style:language-asian="zh" style:country-asian="CN" style:language-complex="hi" style:country-complex="IN" style:font-name-asian="Noto Serif CJK SC" style:font-name-complex="Arial" style:font-size-asian="10pt" style:font-size-complex="11pt"/>
    </style:style>
    <style:style style:name="T9" style:family="text">
      <style:text-properties style:use-window-font-color="true" style:font-name="Arial" style:letter-kerning="true" fo:language="it" fo:country="CH" style:language-asian="zh" style:country-asian="CN" style:language-complex="hi" style:country-complex="IN" style:font-name-asian="Noto Serif CJK SC" style:font-name-complex="Arial"/>
    </style:style>
    <style:style style:name="T10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CH" style:language-asian="zh" style:country-asian="CN" style:language-complex="hi" style:country-complex="IN" style:font-name-asian="Noto Serif CJK SC" style:font-name-complex="Arial" style:font-size-asian="10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letter-kerning="true" fo:language="fr" fo:country="CH" style:language-asian="zh" style:country-asian="CN" style:language-complex="hi" style:country-complex="IN"/>
    </style:style>
    <style:style style:name="T12" style:family="text">
      <style:text-properties style:use-window-font-color="true" fo:font-style="italic" style:letter-kerning="true" fo:language="en" fo:country="US" style:language-asian="zh" style:country-asian="CN" style:language-complex="hi" style:country-complex="IN" style:font-size-asian="10pt"/>
    </style:style>
    <style:style style:name="T13" style:family="text">
      <style:text-properties style:use-window-font-color="true" style:letter-kerning="true" fo:language="en" fo:country="US" style:language-asian="zh" style:country-asian="CN" style:language-complex="hi" style:country-complex="IN" style:font-size-asian="10pt"/>
    </style:style>
    <style:style style:name="T14" style:family="text">
      <style:text-properties style:use-window-font-color="true" style:letter-kerning="true" fo:language="en" fo:country="GB" style:language-asian="zh" style:country-asian="CN" style:language-complex="hi" style:country-complex="IN"/>
    </style:style>
    <style:style style:name="T15" style:family="text">
      <style:text-properties style:use-window-font-color="true" fo:font-style="italic" style:letter-kerning="true" fo:language="en" fo:country="GB" style:language-asian="zh" style:country-asian="CN" style:language-complex="hi" style:country-complex="IN"/>
    </style:style>
    <style:style style:name="T16" style:family="text">
      <style:text-properties fo:font-size="10pt" fo:font-weight="normal" style:font-size-asian="10pt" style:font-size-complex="10pt" style:font-weight-asian="normal" style:font-weight-complex="normal"/>
    </style:style>
    <style:style style:name="T17" style:family="text">
      <style:text-properties style:font-name="Linux Libertine O" fo:font-size="10pt" fo:font-weight="normal" style:font-size-asian="10pt" style:font-size-complex="10pt" style:font-weight-asian="normal" style:font-weight-complex="normal"/>
    </style:style>
    <style:style style:name="T18" style:family="text">
      <style:text-properties style:font-name="Linux Libertine Display O" fo:font-size="10pt" fo:font-weight="normal" style:font-size-asian="10pt" style:font-size-complex="10pt" style:font-weight-asian="normal" style:font-weight-complex="normal"/>
    </style:style>
    <style:style style:name="T19" style:family="text">
      <style:text-properties style:use-window-font-color="true" style:letter-kerning="true" fo:language="en" fo:country="GB" style:language-asian="zh" style:country-asian="CN" style:language-complex="hi" style:country-complex="IN" style:font-size-asian="10pt"/>
    </style:style>
    <style:style style:name="T20" style:family="text">
      <style:text-properties style:use-window-font-color="true" fo:font-style="italic" style:letter-kerning="true" fo:language="en" fo:country="US" style:language-asian="zh" style:country-asian="CN" style:language-complex="hi" style:country-complex="IN"/>
    </style:style>
    <style:style style:name="T21" style:family="text">
      <style:text-properties style:use-window-font-color="true" style:font-name="Arial" fo:font-size="11pt" fo:font-style="italic" style:letter-kerning="true" fo:language="de" fo:country="CH" style:language-asian="zh" style:country-asian="CN" style:language-complex="hi" style:country-complex="IN" style:font-name-asian="Noto Serif CJK SC" style:font-name-complex="Arial" style:font-size-asian="10pt" style:font-size-complex="11pt" style:font-style-complex="italic"/>
    </style:style>
    <style:style style:name="T22" style:family="text">
      <style:text-properties style:use-window-font-color="true" style:letter-kerning="true" fo:language="fr" fo:country="CH" style:language-asian="zh" style:country-asian="CN" style:language-complex="hi" style:country-complex="IN" style:font-size-asian="10pt"/>
    </style:style>
    <style:style style:name="T23" style:family="text">
      <style:text-properties style:use-window-font-color="true" style:letter-kerning="true" fo:language="de" fo:country="CH" style:language-asian="zh" style:country-asian="CN" style:language-complex="hi" style:country-complex="IN" style:font-size-asian="10pt"/>
    </style:style>
    <style:style style:name="T24" style:family="text">
      <style:text-properties style:use-window-font-color="true" style:font-name="Times New Roman" fo:font-size="10pt" style:letter-kerning="true" fo:language="fr" fo:country="CH" style:language-asian="zh" style:country-asian="CN" style:language-complex="hi" style:country-complex="IN" style:font-name-complex="Times New Roman" style:font-size-complex="10pt"/>
    </style:style>
    <style:style style:name="T25" style:family="text">
      <style:text-properties style:use-window-font-color="true" style:letter-kerning="true" style:language-asian="zh" style:country-asian="CN" style:language-complex="hi" style:country-complex="IN" style:font-name="Arial" fo:font-size="11pt" fo:language="de" fo:country="CH" style:font-name-complex="Arial" style:font-size-complex="11pt"/>
    </style:style>
    <style:style style:name="T26" style:family="text">
      <style:text-properties style:use-window-font-color="true" style:font-name="Arial" fo:font-size="11pt" style:letter-kerning="true" fo:language="en" fo:country="GB" style:language-asian="zh" style:country-asian="CN" style:language-complex="hi" style:country-complex="IN" style:font-name-complex="Arial" style:font-size-complex="11pt"/>
    </style:style>
    <style:style style:name="T27" style:family="text">
      <style:text-properties style:use-window-font-color="true" style:letter-kerning="true" style:language-asian="zh" style:country-asian="CN" style:language-complex="hi" style:country-complex="IN" style:font-name="Times New Roman" fo:font-size="10pt" fo:language="fr" fo:country="CH" style:font-name-complex="Times New Roman" style:font-size-complex="10pt"/>
    </style:style>
    <style:style style:name="T28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letter-kerning="true" style:language-asian="zh" style:country-asian="CN" style:language-complex="hi" style:country-complex="IN" style:font-name="Arial" fo:font-size="11pt" fo:language="en" fo:country="GB" style:font-name-complex="Arial" style:font-size-complex="11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use-window-font-color="true" style:letter-kerning="true" style:language-asian="zh" style:country-asian="CN" style:language-complex="hi" style:country-complex="IN" style:font-name="Arial" fo:font-size="11pt" style:font-name-complex="Arial" style:font-size-complex="11pt" fo:language="de" fo:country="CH"/>
    </style:style>
    <style:style style:name="T32" style:family="text">
      <style:text-properties style:use-window-font-color="true" fo:font-size="10pt" style:letter-kerning="true" fo:language="fr" fo:country="CH" style:language-asian="zh" style:country-asian="CN" style:language-complex="hi" style:country-complex="IN" style:font-size-asian="10pt" style:font-size-complex="10pt"/>
    </style:style>
    <style:style style:name="T33" style:family="text">
      <style:text-properties style:use-window-font-color="true" fo:font-size="10pt" style:letter-kerning="true" fo:language="fr" fo:country="CH" style:language-asian="zh" style:country-asian="CN" style:language-complex="hi" style:country-complex="IN" style:font-name-asian="Noto Serif CJK SC" style:font-size-asian="10pt" style:font-size-complex="10pt"/>
    </style:style>
    <style:style style:name="T34" style:family="text">
      <style:text-properties fo:font-size="11pt" style:letter-kerning="true" fo:language="en" fo:country="US" style:language-asian="zh" style:country-asian="CN" style:language-complex="hi" style:country-complex="IN" style:font-name-complex="Arial" style:font-size-asian="10pt" style:font-size-complex="11pt" style:use-window-font-color="true" style:font-name="Arial"/>
    </style:style>
    <style:style style:name="T35" style:family="text">
      <style:text-properties style:letter-kerning="true" style:language-asian="zh" style:country-asian="CN" style:language-complex="hi" style:country-complex="IN" style:font-size-asian="10pt" style:use-window-font-color="true" style:font-name="Times New Roman" fo:font-size="10pt" fo:language="fr" fo:country="CH" style:font-name-complex="Times New Roman" style:font-size-complex="10pt"/>
    </style:style>
    <style:style style:name="T36" style:family="text">
      <style:text-properties style:letter-kerning="true" style:language-asian="zh" style:country-asian="CN" style:language-complex="hi" style:country-complex="IN" style:font-size-asian="10pt" style:use-window-font-color="true" style:font-name="Arial" fo:font-size="11pt" fo:language="en" fo:country="US" style:font-name-complex="Arial" style:font-size-complex="11pt"/>
    </style:style>
    <style:style style:name="T3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nux Libertine Display 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language-asian="zh" style:country-asian="CN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use-window-font-color="true" fo:language="fr" fo:country="CH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Display O" fo:font-size="12pt" style:font-name-asian="Noto Sans CJK SC" style:font-name-complex="Noto Sans Devanagari" style:font-size-asian="12pt" style:font-size-complex="12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 fo:font-size="10pt" style:font-name-asian="Liberation Mono" style:font-name-complex="Liberation Mono" style:font-size-asian="10pt" style:font-size-complex="10pt"/>
    </style:style>
    <style:style style:name="T43" style:family="text">
      <style:text-properties style:font-name="Linux Libertine 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7" table:default-cell-style-name="ce1"/>
        <table:table-column table:style-name="co6" table:default-cell-style-name="ce1"/>
        <table:table-column table:style-name="co2" table:number-columns-repeated="16367" table:default-cell-style-name="ce1"/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Segmentation-auto</text:p>
          </table:table-cell>
          <table:table-cell table:style-name="ce2" office:value-type="string" calcext:value-type="string">
            <text:p>OCR-auto</text:p>
          </table:table-cell>
          <table:table-cell table:style-name="ce2" office:value-type="string" calcext:value-type="string">
            <text:p>Segmentation</text:p>
          </table:table-cell>
          <table:table-cell table:style-name="ce2" office:value-type="string" calcext:value-type="string">
            <text:p>Transcription</text:p>
          </table:table-cell>
          <table:table-cell table:style-name="ce2" office:value-type="string" calcext:value-type="string">
            <text:p>Prop</text:p>
          </table:table-cell>
          <table:table-cell table:style-name="ce2" office:value-type="string" calcext:value-type="string">
            <text:p><text:s text:c="2"/>Resp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nk digital book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Call numb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iles for script</text:p>
          </table:table-cell>
          <table:table-cell table:style-name="ce2" office:value-type="string" calcext:value-type="string">
            <text:p>page_nbr</text:p>
          </table:table-cell>
          <table:table-cell table:style-name="ce2" office:value-type="string" calcext:value-type="string">
            <text:p>varia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Bugenhagen_Rom_001</text:p>
          </table:table-cell>
          <table:table-cell table:style-name="ce1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ohannes Bugenhagen</text:p>
          </table:table-cell>
          <table:table-cell table:style-name="ce46" office:value-type="string" calcext:value-type="string">
            <text:p><text:span text:style-name="T1">In epistolam Pauli ad Romanos Interpretatio</text:span></text:p>
          </table:table-cell>
          <table:table-cell office:value-type="string" calcext:value-type="string">
            <text:p>Johannes Secerius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Hagenau</text:p>
          </table:table-cell>
          <table:table-cell table:style-name="ce61" office:value-type="string" calcext:value-type="string">
            <text:p><text:a xlink:href="https://data.onb.ac.at/rep/10AC1F79" xlink:type="simple">https://data.onb.ac.at/rep/10AC1F79</text:a></text:p>
          </table:table-cell>
          <table:table-cell table:style-name="ce63" office:value-type="string" calcext:value-type="string">
            <text:p><text:s/>Österreichische Nationalbibliothek</text:p>
          </table:table-cell>
          <table:table-cell table:style-name="ce36" office:value-type="string" calcext:value-type="string">
            <text:p><text:a xlink:href="https://data.onb.ac.at/rec/AC09747515" xlink:type="simple">77.K.55 ALT PRUNK</text:a>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<text:a xlink:href="https://api.onb.ac.at/iiif/presentation/v3/manifest/10AC1F79" xlink:type="simple">https://api.onb.ac.at/iiif/presentation/v3/manifest/10AC1F79</text:a>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ONB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Calvin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ean Calvin</text:p>
          </table:table-cell>
          <table:table-cell office:value-type="string" calcext:value-type="string">
            <text:p>Commentarij in Epistolam Pauli ad Romanos</text:p>
            <text:p/>
          </table:table-cell>
          <table:table-cell office:value-type="string" calcext:value-type="string">
            <text:p>Rihel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trassbourg</text:p>
          </table:table-cell>
          <table:table-cell office:value-type="string" calcext:value-type="string">
            <text:p><text:a xlink:href="https://mdz-nbn-resolving.de/urn:nbn:de:bvb:12-bsb11119106-3" xlink:type="simple">https://mdz-nbn-resolving.de/urn:nbn:de:bvb:12-bsb11119106-3</text:a></text:p>
          </table:table-cell>
          <table:table-cell table:style-name="ce36" office:value-type="string" calcext:value-type="string">
            <text:p>Regensburg, Staatliche Bibliothek</text:p>
          </table:table-cell>
          <table:table-cell table:style-name="ce36" office:value-type="string" calcext:value-type="string">
            <text:p>999/Theol.syst.1101(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1119106_00005-bsb11119106_00466</text:p>
          </table:table-cell>
          <table:table-cell office:value-type="float" office:value="461" calcext:value-type="float">
            <text:p>461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Erasmus_Cor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table:style-name="ce36" office:value-type="string" calcext:value-type="string">
            <text:p>Paraphrasis in duas epistolas Pauli ad Corinthios </text:p>
          </table:table-cell>
          <table:table-cell office:value-type="string" calcext:value-type="string">
            <text:p>Frobe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Basel</text:p>
          </table:table-cell>
          <table:table-cell table:style-name="ce36" office:value-type="string" calcext:value-type="string">
            <text:p><text:a xlink:href="https://doi.org/10.3931/e-rara-3172" xlink:type="simple">https://doi.org/10.3931/e-rara-3172</text:a> <text:a xlink:href="https://www.e-rara.ch/bau_1/wiki/identifier/doiresolving?doi=10.3931/e-rara-3172" xlink:type="simple"> </text:a></text:p>
          </table:table-cell>
          <table:table-cell table:style-name="ce36" office:value-type="string" calcext:value-type="string">
            <text:p>Universitätsbibliothek Basel,</text:p>
          </table:table-cell>
          <table:table-cell table:style-name="ce36" office:value-type="string" calcext:value-type="string">
            <text:p>UBH FC* III 8: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92835-119305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e n’est pas un commentaire</text:p>
          </table:table-cell>
          <table:table-cell table:number-columns-repeated="16365"/>
        </table:table-row>
        <table:table-row table:style-name="ro4">
          <table:table-cell table:style-name="ce7" office:value-type="string" calcext:value-type="string">
            <text:p><text:span text:style-name="T1">Hemmingsen_Rom_001</text:span></text:p>
          </table:table-cell>
          <table:table-cell table:number-columns-repeated="2" table:style-name="ce35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Niels Hemmigsen</text:p>
          </table:table-cell>
          <table:table-cell table:style-name="ce46" office:value-type="string" calcext:value-type="string">
            <text:p><text:span text:style-name="T1">Commentarius in epistolam Pauli ad Romanos</text:span></text:p>
          </table:table-cell>
          <table:table-cell office:value-type="string" calcext:value-type="string">
            <text:p>Voegelin Ernst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Leipzig</text:p>
          </table:table-cell>
          <table:table-cell table:style-name="ce62" office:value-type="string" calcext:value-type="string">
            <text:p><text:span text:style-name="T24"><text:a xlink:href="http://mdz-nbn-resolving.de/urn:nbn:de:bvb:12-bsb10176721-0" xlink:type="simple">http://mdz-nbn-resolving.de/urn:nbn:de:bvb:12-bsb10176721-0</text:a></text:span><text:span text:style-name="T25"> </text:span></text:p>
          </table:table-cell>
          <table:table-cell table:style-name="ce36" office:value-type="string" calcext:value-type="string">
            <text:p>München, Bayerische Staatsbibliothek</text:p>
          </table:table-cell>
          <table:table-cell table:style-name="ce36" office:value-type="string" calcext:value-type="string">
            <text:p>Exeg. 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10176721_00001-bsb10176721_00530</text:p>
          </table:table-cell>
          <table:table-cell office:value-type="float" office:value="530" calcext:value-type="float">
            <text:p>530</text:p>
          </table:table-cell>
          <table:table-cell table:number-columns-repeated="16366"/>
        </table:table-row>
        <table:table-row table:style-name="ro3">
          <table:table-cell table:style-name="ce30" office:value-type="string" calcext:value-type="string">
            <text:p><text:span text:style-name="T2">Knopken_Rom_001</text:span></text:p>
          </table:table-cell>
          <table:table-cell table:number-columns-repeated="2"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41" office:value-type="string" calcext:value-type="string">
            <text:p><text:span text:style-name="T5">Andreas Knopken</text:span></text:p>
          </table:table-cell>
          <table:table-cell table:style-name="ce53" office:value-type="string" calcext:value-type="string">
            <text:p><text:span text:style-name="T2">In epistolam ad Romanos interpretatio</text:span></text:p>
          </table:table-cell>
          <table:table-cell office:value-type="string" calcext:value-type="string">
            <text:p>Johann Petreius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Nuernberg</text:p>
          </table:table-cell>
          <table:table-cell table:style-name="ce53" office:value-type="string" calcext:value-type="string">
            <text:p><text:span text:style-name="T2"><text:a xlink:href="https://onb.digital/result/109892B3" xlink:type="simple">https://onb.digital/result/109892B3</text:a></text:span></text:p>
          </table:table-cell>
          <table:table-cell office:value-type="string" calcext:value-type="string">
            <text:p><text:s/>Österreichische Nationalbibliothek</text:p>
          </table:table-cell>
          <table:table-cell table:style-name="ce36" office:value-type="string" calcext:value-type="string">
            <text:p>79.Ee.102 ALT PRUNK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<text:a xlink:href="https://api.onb.ac.at/iiif/presentation/v3/manifest/109892B3" xlink:type="simple">https://api.onb.ac.at/iiif/presentation/v3/manifest/109892B3</text:a></text:p>
          </table:table-cell>
          <table:table-cell office:value-type="float" office:value="182" calcext:value-type="float">
            <text:p>182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Major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<text:s/>Georg Maior</text:p>
          </table:table-cell>
          <table:table-cell table:style-name="ce30" office:value-type="string" calcext:value-type="string">
            <text:p><text:span text:style-name="T12">Series et dispositio orationis in epistola Pauli ad Romanos</text:span><text:span text:style-name="T13">,</text:span></text:p>
          </table:table-cell>
          <table:table-cell office:value-type="string" calcext:value-type="string">
            <text:p>Hans Luf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ttenberg</text:p>
          </table:table-cell>
          <table:table-cell table:style-name="ce36" office:value-type="string" calcext:value-type="string">
            <text:p><text:a xlink:href="https://www.digitale-sammlungen.de/en/details/bsb10176888" xlink:type="simple">https://www.digitale-sammlungen.de/en/details/bsb10176888</text:a></text:p>
          </table:table-cell>
          <table:table-cell table:style-name="ce36" office:value-type="string" calcext:value-type="string">
            <text:p>München, Bayerische Staatsbibliothek</text:p>
          </table:table-cell>
          <table:table-cell table:style-name="ce36" office:value-type="string" calcext:value-type="string">
            <text:p>Exeg. 730#Beibd.1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bsb10176888_00001-bsb10176888_00288</text:p>
          </table:table-cell>
          <table:table-cell office:value-type="float" office:value="288" calcext:value-type="float">
            <text:p>288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Megander_Eph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spar Megander</text:p>
          </table:table-cell>
          <table:table-cell table:style-name="ce43" office:value-type="string" calcext:value-type="string">
            <text:p><text:span text:style-name="T11">n epistolam Pauli ad Ephesios commentarius una cum Ioannis Rhellicani epistola monitoria</text:span></text:p>
          </table:table-cell>
          <table:table-cell office:value-type="string" calcext:value-type="string">
            <text:p>Henrichus Petri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https://www.digitale-sammlungen.de/en/details/bsb00036972</text:p>
          </table:table-cell>
          <table:table-cell table:style-name="ce36" office:value-type="string" calcext:value-type="string">
            <text:p>München, Bayerische Staatsbibliothek</text:p>
          </table:table-cell>
          <table:table-cell table:style-name="ce36" office:value-type="string" calcext:value-type="string">
            <text:p>Exeg. 700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bsb00036972_0001-bsb00036972_</text:span>00282</text:p>
          </table:table-cell>
          <table:table-cell office:value-type="float" office:value="282" calcext:value-type="float">
            <text:p>282</text:p>
          </table:table-cell>
          <table:table-cell table:number-columns-repeated="16366"/>
        </table:table-row>
        <table:table-row table:style-name="ro6">
          <table:table-cell table:style-name="ce30" office:value-type="string" calcext:value-type="string">
            <text:p>Melanchthon_Rom-Cor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Philipp Melanchthon</text:p>
          </table:table-cell>
          <table:table-cell table:style-name="ce53" office:value-type="string" calcext:value-type="string">
            <text:p><text:span text:style-name="T2">Annotationes in epistolam Pauli ad Romanos unam et ad Corinthios dua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trassburg</text:p>
          </table:table-cell>
          <table:table-cell table:style-name="ce59" office:value-type="string" calcext:value-type="string">
            <text:p><text:span text:style-name="T11"><text:a xlink:href="https://digital.staatsbibliothek-berlin.de/werkansicht/?PPN=PPN773861106" xlink:type="simple">https://digital.staatsbibliothek-berlin.de/werkansicht/?PPN=PPN773861106</text:a></text:span></text:p>
          </table:table-cell>
          <table:table-cell office:value-type="string" calcext:value-type="string">
            <text:p/>
            <text:p><text:span text:style-name="T30">Staatsbibliothek zu Berlin</text:span></text:p>
          </table:table-cell>
          <table:table-cell table:style-name="ce36" office:value-type="string" calcext:value-type="string">
            <text:p>Bt 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3861106-00001-773861106-00314</text:p>
          </table:table-cell>
          <table:table-cell office:value-type="float" office:value="314" calcext:value-type="float">
            <text:p>314</text:p>
          </table:table-cell>
          <table:table-cell table:number-columns-repeated="16366"/>
        </table:table-row>
        <table:table-row table:style-name="ro4">
          <table:table-cell table:style-name="ce32" office:value-type="string" calcext:value-type="string">
            <text:p><text:span text:style-name="T3">Oekolampadius_Rom_001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Johannes <text:span text:style-name="T6">Oekolampadius</text:span></text:p>
          </table:table-cell>
          <table:table-cell table:style-name="ce44" office:value-type="string" calcext:value-type="string">
            <text:p><text:span text:style-name="T14">In epistolam B. Pauli apost. ad Rhomanos adnotationes</text:span></text:p>
          </table:table-cell>
          <table:table-cell office:value-type="string" calcext:value-type="string">
            <text:p>Cratander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Basel</text:p>
          </table:table-cell>
          <table:table-cell table:style-name="ce62" office:value-type="string" calcext:value-type="string">
            <text:p><text:span text:style-name="T26"> </text:span><text:span text:style-name="T27"><text:a xlink:href="https://doi.org/10.3931/e-rara-8160" xlink:type="simple">https://doi.org/10.3931/e-rara-8160</text:a></text:span></text:p>
          </table:table-cell>
          <table:table-cell table:style-name="ce36" office:value-type="string" calcext:value-type="string">
            <text:p>Zentralbibliothek Zürich,</text:p>
          </table:table-cell>
          <table:table-cell table:style-name="ce36" office:value-type="string" calcext:value-type="string">
            <text:p><text:a xlink:href="https://uzb.swisscovery.ch/discovery/fulldisplay?docid=alma990046764100205508&amp;context=L&amp;vid=41SLSP_UZB:UZB&amp;lang=de&amp;adaptor=Local%20Search%20Engine&amp;tab=LibraryCatalog&amp;offset=0" xlink:type="simple">C 283,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2868-2123104</text:p>
          </table:table-cell>
          <table:table-cell office:value-type="float" office:value="220" calcext:value-type="float">
            <text:p>220</text:p>
          </table:table-cell>
          <table:table-cell table:number-columns-repeated="16366"/>
        </table:table-row>
        <table:table-row table:style-name="ro6">
          <table:table-cell table:style-name="ce32" office:value-type="string" calcext:value-type="string">
            <text:p><text:span text:style-name="T3">Oekolampadius_Hebr_001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Johannes Oekolampadius</text:p>
          </table:table-cell>
          <table:table-cell table:style-name="ce47" office:value-type="string" calcext:value-type="string">
            <text:p><text:span text:style-name="T3">In Epistolam Ad Hebraeos explanationes</text:span></text:p>
          </table:table-cell>
          <table:table-cell/>
          <table:table-cell table:style-name="ce32" office:value-type="string" calcext:value-type="string">
            <text:p><text:span text:style-name="T3">1534</text:span>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10180052" xlink:type="simple">https://www.digitale-sammlungen.de/en/details/bsb10180052</text:a></text:p>
          </table:table-cell>
          <table:table-cell office:value-type="string" calcext:value-type="string">
            <text:p><text:span text:style-name="T30">München, Bayerische Staatsbibliothek</text:span></text:p>
            <text:p/>
          </table:table-cell>
          <table:table-cell office:value-type="string" calcext:value-type="string">
            <text:p><text:span text:style-name="T30">Hom. 1112#Beibd.1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bsb10180052_00001-bsb10180052_00382</text:p>
          </table:table-cell>
          <table:table-cell office:value-type="float" office:value="382" calcext:value-type="float">
            <text:p>382</text:p>
          </table:table-cell>
          <table:table-cell table:number-columns-repeated="16366"/>
        </table:table-row>
        <table:table-row table:style-name="ro6">
          <table:table-cell office:value-type="string" calcext:value-type="string">
            <text:p>Olevian_Eph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table:style-name="ce33" office:value-type="string" calcext:value-type="string">
            <text:p><text:span text:style-name="T7">Kaspar Olevian</text:span></text:p>
          </table:table-cell>
          <table:table-cell table:style-name="ce43" office:value-type="string" calcext:value-type="string">
            <text:p><text:span text:style-name="T11">Notae in epistolam Pauli apostoli ad Ephesios</text:span></text:p>
          </table:table-cell>
          <table:table-cell office:value-type="string" calcext:value-type="string">
            <text:p>Christoph Corvin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Herborna</text:p>
          </table:table-cell>
          <table:table-cell office:value-type="string" calcext:value-type="string">
            <text:p><text:a xlink:href="https://www.digitale-sammlungen.de/en/details/bsb10176929" xlink:type="simple">https://www.digitale-sammlungen.de/en/details/bsb10176929</text:a></text:p>
          </table:table-cell>
          <table:table-cell office:value-type="string" calcext:value-type="string">
            <text:p><text:span text:style-name="T30">München, Bayerische Staatsbibliothek</text:span></text:p>
            <text:p/>
          </table:table-cell>
          <table:table-cell office:value-type="string" calcext:value-type="string">
            <text:p><text:span text:style-name="T30">Exeg. 816</text:span></text:p>
            <text:p/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bsb10176929_00001-bsb10176929_00304</text:p>
          </table:table-cell>
          <table:table-cell office:value-type="float" office:value="304" calcext:value-type="float">
            <text:p>304</text:p>
          </table:table-cell>
          <table:table-cell table:number-columns-repeated="16366"/>
        </table:table-row>
        <table:table-row table:style-name="ro1">
          <table:table-cell table:style-name="ce30" office:value-type="string" calcext:value-type="string">
            <text:p><text:span text:style-name="T2">Rollock_Eph_001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bert Rollock</text:p>
          </table:table-cell>
          <table:table-cell table:style-name="ce30" office:value-type="string" calcext:value-type="string">
            <text:p><text:span text:style-name="T2">In Epistolam S. Pauli apostoli ad Ephesios</text:span></text:p>
          </table:table-cell>
          <table:table-cell office:value-type="string" calcext:value-type="string">
            <text:p>François le Preux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Genève</text:p>
          </table:table-cell>
          <table:table-cell table:style-name="ce59" office:value-type="string" calcext:value-type="string">
            <text:p><text:span text:style-name="T11"><text:a xlink:href="https://doi.org/10.3931/e-rara-1263" xlink:type="simple">https://doi.org/10.3931/e-rara-1263</text:a></text:span></text:p>
          </table:table-cell>
          <table:table-cell table:style-name="ce36" office:value-type="string" calcext:value-type="string">
            <text:p>Universitätsbibliothek Basel</text:p>
          </table:table-cell>
          <table:table-cell table:style-name="ce36" office:value-type="string" calcext:value-type="string">
            <text:p><text:a xlink:href="https://ubs.swisscovery.ch/discovery/fulldisplay?docid=alma9933967640105504&amp;context=L&amp;vid=41SLSP_UBS:live&amp;lang=de&amp;adaptor=Local%20Search%20Engine&amp;tab=LibraryCatalog&amp;offset=0" xlink:type="simple">UBH Frey-Gryn G VI 22: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5266-345711</text:p>
          </table:table-cell>
          <table:table-cell office:value-type="float" office:value="448" calcext:value-type="float">
            <text:p>448</text:p>
          </table:table-cell>
          <table:table-cell table:number-columns-repeated="16366"/>
        </table:table-row>
        <table:table-row table:style-name="ro7">
          <table:table-cell office:value-type="string" calcext:value-type="string">
            <text:p>Bucer_Eph_tes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n Bucer</text:p>
          </table:table-cell>
          <table:table-cell table:style-name="ce27" office:value-type="string" calcext:value-type="string">
            <text:p>Epistolam ad Ephesios</text:p>
          </table:table-cell>
          <table:table-cell table:style-name="ce38" office:value-type="string" calcext:value-type="string">
            <text:p>Anonymus</text:p>
          </table:table-cell>
          <table:table-cell table:style-name="ce27" office:value-type="float" office:value="1527" calcext:value-type="float">
            <text:p>1527</text:p>
          </table:table-cell>
          <table:table-cell table:style-name="ce27" office:value-type="string" calcext:value-type="string">
            <text:p>Strassburg</text:p>
          </table:table-cell>
          <table:table-cell table:style-name="ce27" office:value-type="string" calcext:value-type="string">
            <text:p><text:span text:style-name="T28"><text:a xlink:href="https://mdz-nbn-resolving.de/urn:nbn:de:bvb:12-bsb00035303-6" xlink:type="simple">https://mdz-nbn-resolving.de/urn:nbn:de:bvb:12-bsb00035303-6</text:a></text:span></text:p>
          </table:table-cell>
          <table:table-cell table:style-name="ce27" office:value-type="string" calcext:value-type="string">
            <text:p><text:span text:style-name="T37">Münche</text:span>n Bayerische Staatsbibliothek</text:p>
          </table:table-cell>
          <table:table-cell table:style-name="ce49" office:value-type="string" calcext:value-type="string">
            <text:p>Polem. 408 Beibd.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Bsb0003503_0043-bsb0003503_0224</text:p>
          </table:table-cell>
          <table:table-cell table:style-name="ce77" office:value-type="float" office:value="224" calcext:value-type="float">
            <text:p>224</text:p>
          </table:table-cell>
          <table:table-cell office:value-type="string" calcext:value-type="string">
            <text:p>donnée PHD =&gt; corpus A, 41 page déja faite</text:p>
          </table:table-cell>
          <table:table-cell table:number-columns-repeated="16365"/>
        </table:table-row>
        <table:table-row table:style-name="ro7">
          <table:table-cell office:value-type="string" calcext:value-type="string">
            <text:p>Aretius_Omn_com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Benedik Aretius</text:p>
          </table:table-cell>
          <table:table-cell table:style-name="ce36" office:value-type="string" calcext:value-type="string">
            <text:p>Commentarii in omnes Epistolas D. Pauli, et canonicas, itemque in Apocalypsin D. Joannis</text:p>
          </table:table-cell>
          <table:table-cell office:value-type="string" calcext:value-type="string">
            <text:p>Jean le preux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https://doi.org/10.3931/e-rara-54508</text:p>
          </table:table-cell>
          <table:table-cell table:style-name="ce36" office:value-type="string" calcext:value-type="string">
            <text:p>Bibliothèque de Genève</text:p>
          </table:table-cell>
          <table:table-cell table:style-name="ce36" office:value-type="string" calcext:value-type="string">
            <text:p>BGE Cxb 7256 (1) BGE Bb 2232 (1)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46249-1504723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long </text:p>
          </table:table-cell>
          <table:table-cell table:number-columns-repeated="16365"/>
        </table:table-row>
        <table:table-row table:style-name="ro4">
          <table:table-cell table:style-name="ce5" office:value-type="string" calcext:value-type="string">
            <text:p>Bugenhagen_Omn_001</text:p>
          </table:table-cell>
          <table:table-cell table:number-columns-repeated="2" table:style-name="ce34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ohannes Bugenhagen</text:p>
          </table:table-cell>
          <table:table-cell table:style-name="ce45" office:value-type="string" calcext:value-type="string">
            <text:p><text:span text:style-name="T15">Annotationes in epistolas Pauli ad Galatas, Ephesios, Philippenses, Colossenses, Thessalonicenses primam et secundam, Timotheum primam et secundam, Titum, Philemonem, Hebraeos</text:span></text:p>
          </table:table-cell>
          <table:table-cell office:value-type="string" calcext:value-type="string">
            <text:p>Johann Knoblock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Strassburg</text:p>
          </table:table-cell>
          <table:table-cell table:style-name="ce60" office:value-type="string" calcext:value-type="string">
            <text:p><text:span text:style-name="T24"><text:a xlink:href="http://data.onb.ac.at/ABO/+Z184895500" xlink:type="simple">http://data.onb.ac.at/ABO/+Z184895500</text:a></text:span><text:span text:style-name="T29"> </text:span></text:p>
          </table:table-cell>
          <table:table-cell table:style-name="ce63" office:value-type="string" calcext:value-type="string">
            <text:p><text:s/>Österreichische Nationalbibliothek</text:p>
          </table:table-cell>
          <table:table-cell table:style-name="ce36" office:value-type="string" calcext:value-type="string">
            <text:p>77.W.37 ALT PRUNK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<text:span text:style-name="T39"><text:a xlink:href="https://api.onb.ac.at/iiif/presentation/v3/manifest/10AAFC33" xlink:type="simple">https://api.onb.ac.at/iiif/presentation/v3/manifest/10AAFC33</text:a></text:span></text:p>
          </table:table-cell>
          <table:table-cell office:value-type="float" office:value="364" calcext:value-type="float">
            <text:p>364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Erasmus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office:value-type="string" calcext:value-type="string">
            <text:p><text:span text:style-name="T16">In Epistolam Pavli Apostoli Ad Romanos Paraphrasis</text:span></text:p>
            <text:p/>
          </table:table-cell>
          <table:table-cell office:value-type="string" calcext:value-type="string">
            <text:p>Froben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00021816" xlink:type="simple">https://www.digitale-sammlungen.de/en/details/bsb00021816</text:a></text:p>
          </table:table-cell>
          <table:table-cell office:value-type="string" calcext:value-type="string">
            <text:p>München, Bayerische Staatsbibliothek</text:p>
            <text:p/>
          </table:table-cell>
          <table:table-cell office:value-type="string" calcext:value-type="string">
            <text:p>4 Exeg. 274</text:p>
            <text:p/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bsb00021816_00005-bsb00021816_001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ourrait entrer dans la catégorie 1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Gwalther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walther Rudolf</text:p>
          </table:table-cell>
          <table:table-cell table:style-name="ce36" office:value-type="string" calcext:value-type="string">
            <text:p>In D. Pauli apostoli epistolam ad Romanos homiliae</text:p>
          </table:table-cell>
          <table:table-cell office:value-type="string" calcext:value-type="string">
            <text:p>Christopher Froschauer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<text:a xlink:href="https://doi.org/10.3931/e-rara" xlink:type="simple">https://doi.org/10.3931/e-rara</text:a>-5002</text:p>
          </table:table-cell>
          <table:table-cell office:value-type="string" calcext:value-type="string">
            <text:p>Zentralbibliothek Zürich</text:p>
          </table:table-cell>
          <table:table-cell office:value-type="string" calcext:value-type="string">
            <text:p><text:s/>III R 36: v | 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5501-1496009</text:p>
          </table:table-cell>
          <table:table-cell office:value-type="float" office:value="508" calcext:value-type="float">
            <text:p>508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Gwalther_Omn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table:style-name="ce36" office:value-type="string" calcext:value-type="string">
            <text:p><text:a xlink:href="https://www.e-rara.ch/search?operation=searchRetrieve&amp;query=dc.creator%3D%22Gwalther%2C%20Rudolf%22%20and%20vl.domain%3Derara%20sortBy%20dc.title%2Fasc" xlink:type="simple">Gwalther, Rudolf</text:a></text:p>
          </table:table-cell>
          <table:table-cell table:style-name="ce36" office:value-type="string" calcext:value-type="string">
            <text:p>In divi Pauli Apostoli epistolas omnes D. Rodolphi Gvaltheri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string" calcext:value-type="string">
            <text:p>Zürich</text:p>
          </table:table-cell>
          <table:table-cell table:style-name="ce36" office:value-type="string" calcext:value-type="string">
            <text:p><text:a xlink:href="https://doi.org/10.3931/e-rara-20997" xlink:type="simple">https://doi.org/10.3931/e-rara-20997</text:a> <text:a xlink:href="https://www.e-rara.ch/zuz/wiki/identifier/doiresolving?doi=10.3931/e-rara-20997" xlink:type="simple"> </text:a></text:p>
          </table:table-cell>
          <table:table-cell table:style-name="ce36" office:value-type="string" calcext:value-type="string">
            <text:p>Zentralbibliothek Zürich</text:p>
          </table:table-cell>
          <table:table-cell table:style-name="ce36" office:value-type="string" calcext:value-type="string">
            <text:p><text:a xlink:href="https://uzb.swisscovery.ch/discovery/fulldisplay?docid=alma990057505920205508&amp;context=L&amp;vid=41SLSP_UZB:UZB&amp;lang=de&amp;adaptor=Local%20Search%20Engine&amp;tab=LibraryCatalog&amp;offset=0" xlink:type="simple">III R 36,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14184-6514928</text:p>
          </table:table-cell>
          <table:table-cell office:value-type="float" office:value="744" calcext:value-type="float">
            <text:p>744</text:p>
          </table:table-cell>
          <table:table-cell table:number-columns-repeated="16366"/>
        </table:table-row>
        <table:table-row table:style-name="ro5">
          <table:table-cell table:style-name="ce16" office:value-type="string" calcext:value-type="string">
            <text:p>Heshusen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40" office:value-type="string" calcext:value-type="string">
            <text:p><text:span text:style-name="T8">Tilemann Heshusen</text:span></text:p>
          </table:table-cell>
          <table:table-cell table:style-name="ce53" office:value-type="string" calcext:value-type="string">
            <text:p><text:span text:style-name="T2">Explicatio epistolae Pauli ad Romanos</text:span></text:p>
          </table:table-cell>
          <table:table-cell table:style-name="ce30" office:value-type="string" calcext:value-type="string">
            <text:p><text:span text:style-name="T2">Guenther Huettich</text:span></text:p>
          </table:table-cell>
          <table:table-cell office:value-type="float" office:value="1571" calcext:value-type="float">
            <text:p>1571</text:p>
          </table:table-cell>
          <table:table-cell table:style-name="ce30" office:value-type="string" calcext:value-type="string">
            <text:p><text:span text:style-name="T2">Jena</text:span></text:p>
          </table:table-cell>
          <table:table-cell office:value-type="string" calcext:value-type="string">
            <text:p><text:a xlink:href="https://www.digitale-sammlungen.de/en/details/bsb11116448" xlink:type="simple">https://www.digitale-sammlungen.de/en/details/bsb11116448</text:a></text:p>
          </table:table-cell>
          <table:table-cell table:style-name="ce36" office:value-type="string" calcext:value-type="string">
            <text:p>Regensburg, Staatliche Bibliothek</text:p>
          </table:table-cell>
          <table:table-cell table:style-name="ce36" office:value-type="string" calcext:value-type="string">
            <text:p>999/Script.536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span text:style-name="T40">bsb11116448</text:span><text:span text:style-name="T41">_00001-</text:span><text:span text:style-name="T42">bsb11116448</text:span><text:span text:style-name="T41">_00930</text:span></text:p>
          </table:table-cell>
          <table:table-cell office:value-type="float" office:value="930" calcext:value-type="float">
            <text:p>930</text:p>
          </table:table-cell>
          <table:table-cell table:number-columns-repeated="16366"/>
        </table:table-row>
        <table:table-row table:style-name="ro3">
          <table:table-cell table:style-name="ce30" office:value-type="string" calcext:value-type="string">
            <text:p><text:span text:style-name="T2">Hunnius_Rom_001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41" office:value-type="string" calcext:value-type="string">
            <text:p><text:span text:style-name="T5">Aegidius Hunnius</text:span></text:p>
          </table:table-cell>
          <table:table-cell table:style-name="ce53" office:value-type="string" calcext:value-type="string">
            <text:p><text:span text:style-name="T2">Epistolae Pauli ad Romanos expositio</text:span></text:p>
          </table:table-cell>
          <table:table-cell table:style-name="ce30" office:value-type="string" calcext:value-type="string">
            <text:p><text:span text:style-name="T13">Johann Spiess</text:span>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<text:a xlink:href="https://onb.digital/result/108BF1AD" xlink:type="simple">https://onb.digital/result/108BF1AD</text:a></text:p>
          </table:table-cell>
          <table:table-cell office:value-type="string" calcext:value-type="string">
            <text:p><text:s/>Österreichische Nationalbibliothek</text:p>
          </table:table-cell>
          <table:table-cell table:style-name="ce36" office:value-type="string" calcext:value-type="string">
            <text:p>9.X.24 ALT PRUNK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<text:a xlink:href="https://api.onb.ac.at/iiif/presentation/v3/manifest/108BF1AD" xlink:type="simple">https://api.onb.ac.at/iiif/presentation/v3/manifest/108BF1AD</text:a></text:p>
          </table:table-cell>
          <table:table-cell office:value-type="float" office:value="550" calcext:value-type="float">
            <text:p>550</text:p>
          </table:table-cell>
          <table:table-cell table:number-columns-repeated="16366"/>
        </table:table-row>
        <table:table-row table:style-name="ro6">
          <table:table-cell office:value-type="string" calcext:value-type="string">
            <text:p>Legrand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table:style-name="ce42" office:value-type="string" calcext:value-type="string">
            <text:p><text:span text:style-name="T9">Nicolas Legrand</text:span></text:p>
          </table:table-cell>
          <table:table-cell table:style-name="ce33" office:value-type="string" calcext:value-type="string">
            <text:p><text:span text:style-name="T4"> In Epistolam [...] Pauli ad Romanos aeditio</text:span></text:p>
          </table:table-cell>
          <table:table-cell office:value-type="string" calcext:value-type="string">
            <text:p>le Preux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https://www.digitale-sammlungen.de/en/details/bsb10176682" xlink:type="simple">https://www.digitale-sammlungen.de/en/details/bsb10176682</text:a></text:p>
          </table:table-cell>
          <table:table-cell office:value-type="string" calcext:value-type="string">
            <text:p><text:span text:style-name="T30">München, Bayerische Staatsbibliothek</text:span></text:p>
            <text:p/>
          </table:table-cell>
          <table:table-cell office:value-type="string" calcext:value-type="string">
            <text:p><text:span text:style-name="T30">Exeg. 419</text:span></text:p>
            <text:p/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bsb10176682_00001-bsb10176682_0072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long</text:p>
          </table:table-cell>
          <table:table-cell table:number-columns-repeated="16365"/>
        </table:table-row>
        <table:table-row table:style-name="ro6">
          <table:table-cell office:value-type="string" calcext:value-type="string">
            <text:p>Major_Hbr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32" office:value-type="string" calcext:value-type="string">
            <text:p><text:span text:style-name="T10"> Georg Maior</text:span></text:p>
          </table:table-cell>
          <table:table-cell table:style-name="ce47" office:value-type="string" calcext:value-type="string">
            <text:p><text:span text:style-name="T3">Enarratio ad Hebraeos</text:span></text:p>
          </table:table-cell>
          <table:table-cell office:value-type="string" calcext:value-type="string">
            <text:p>Hans Luft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Wittenberg</text:p>
          </table:table-cell>
          <table:table-cell office:value-type="string" calcext:value-type="string">
            <text:p><text:span text:style-name="T30"><text:a xlink:href="http://resolver.staatsbibliothek-berlin.de/SBB000064B900000000" xlink:type="simple">http://resolver.staatsbibliothek-berlin.de/SBB000064B900000000</text:a></text:span></text:p>
            <text:p/>
          </table:table-cell>
          <table:table-cell office:value-type="string" calcext:value-type="string">
            <text:p><text:span text:style-name="T30">Staatsbibliothek zu Berlin</text:span></text:p>
            <text:p/>
          </table:table-cell>
          <table:table-cell table:style-name="ce36" office:value-type="string" calcext:value-type="string">
            <text:p>50 MA 27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960271X-0008-66960271X-0120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cript pour berlin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usculus_Gal-Eph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table:style-name="ce43" office:value-type="string" calcext:value-type="string">
            <text:p><text:span text:style-name="T11">Wolfgang Musculus</text:span></text:p>
          </table:table-cell>
          <table:table-cell table:style-name="ce43" office:value-type="string" calcext:value-type="string">
            <text:p><text:span text:style-name="T11">In epistolas Apostoli Pauli, ad Galatas et Ephesio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e-rara.ch/bau_1/doi/10.3931/e-rara-5574" xlink:type="simple">https://www.e-rara.ch/bau_1/doi/10.3931/e-rara-5574</text:a></text:p>
          </table:table-cell>
          <table:table-cell table:style-name="ce36" office:value-type="string" calcext:value-type="string">
            <text:p>Universitätsbibliothek Basel,</text:p>
          </table:table-cell>
          <table:table-cell table:style-name="ce36" office:value-type="string" calcext:value-type="string">
            <text:p><text:a xlink:href="https://ubs.swisscovery.ch/discovery/fulldisplay?docid=alma9950268520105504&amp;context=L&amp;vid=41SLSP_UBS:live&amp;lang=de&amp;adaptor=Local%20Search%20Engine&amp;tab=LibraryCatalog&amp;offset=0" xlink:type="simple">UBH FN V 8: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08570-1709010</text:p>
          </table:table-cell>
          <table:table-cell office:value-type="float" office:value="442" calcext:value-type="float">
            <text:p>442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Pellikan_Omn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/B</text:p>
          </table:table-cell>
          <table:table-cell/>
          <table:table-cell office:value-type="string" calcext:value-type="string">
            <text:p>Konrad Pellikan</text:p>
          </table:table-cell>
          <table:table-cell table:style-name="ce44" office:value-type="string" calcext:value-type="string">
            <text:p><text:span text:style-name="T14">In omnes apostolicas epistolas, Pauli, Petri, Iacobi, Ioannis et Iudae D.</text:span></text:p>
          </table:table-cell>
          <table:table-cell office:value-type="string" calcext:value-type="string">
            <text:p>Froschauer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Zurich</text:p>
          </table:table-cell>
          <table:table-cell table:style-name="ce62" office:value-type="string" calcext:value-type="string">
            <text:p><text:span text:style-name="T24"><text:a xlink:href="https://doi.org/10.3931/e-rara-2604" xlink:type="simple">https://doi.org/10.3931/e-rara-2604</text:a></text:span><text:span text:style-name="T29">.</text:span><text:span text:style-name="T31"> </text:span></text:p>
          </table:table-cell>
          <table:table-cell table:style-name="ce36" office:value-type="string" calcext:value-type="string">
            <text:p>Zentralbibliothek Zürich</text:p>
          </table:table-cell>
          <table:table-cell table:style-name="ce36" office:value-type="string" calcext:value-type="string">
            <text:p><text:a xlink:href="https://uzb.swisscovery.ch/discovery/fulldisplay?docid=alma990047346240205508&amp;context=L&amp;vid=41SLSP_UZB:UZB&amp;lang=de&amp;adaptor=Local%20Search%20Engine&amp;tab=LibraryCatalog&amp;offset=0" xlink:type="simple">III B 14 | G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3611-844417</text:p>
          </table:table-cell>
          <table:table-cell office:value-type="float" office:value="815" calcext:value-type="float">
            <text:p>815</text:p>
          </table:table-cell>
          <table:table-cell table:number-columns-repeated="16366"/>
        </table:table-row>
        <table:table-row table:style-name="ro6">
          <table:table-cell table:style-name="ce33" office:value-type="string" calcext:value-type="string">
            <text:p><text:span text:style-name="T4">De_Soto_Rom_001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omingo de Soto</text:p>
          </table:table-cell>
          <table:table-cell office:value-type="string" calcext:value-type="string">
            <text:p><text:span text:style-name="T17">In Epistolam Divi Pauli ad Romanos commentarii</text:span></text:p>
            <text:p/>
          </table:table-cell>
          <table:table-cell office:value-type="string" calcext:value-type="string">
            <text:p>Joannes Steelsi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<text:a xlink:href="https://www.digitale-sammlungen.de/en/details/bsb10142983" xlink:type="simple">https://www.digitale-sammlungen.de/en/details/bsb10142983</text:a></text:p>
          </table:table-cell>
          <table:table-cell office:value-type="string" calcext:value-type="string">
            <text:p><text:span text:style-name="T30">München, Bayerische Staatsbibliothek</text:span></text:p>
            <text:p/>
          </table:table-cell>
          <table:table-cell office:value-type="string" calcext:value-type="string">
            <text:p><text:span text:style-name="T30">2 Exeg. 546</text:span></text:p>
            <text:p/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bsb10142983_00001-bsb10142983_00734</text:p>
          </table:table-cell>
          <table:table-cell office:value-type="float" office:value="734" calcext:value-type="float">
            <text:p>734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Erasmus_Rom_002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office:value-type="string" calcext:value-type="string">
            <text:p><text:span text:style-name="T18">Apologia ad eximium Jacobum Fabrum Stapulensem]</text:span></text:p>
            <text:p/>
          </table:table-cell>
          <table:table-cell office:value-type="string" calcext:value-type="string">
            <text:p>Froben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10159245" xlink:type="simple">https://www.digitale-sammlungen.de/en/details/bsb10159245</text:a></text:p>
          </table:table-cell>
          <table:table-cell office:value-type="string" calcext:value-type="string">
            <text:p>München, Bayerische Staatsbibliothek</text:p>
            <text:p/>
          </table:table-cell>
          <table:table-cell office:value-type="string" calcext:value-type="string">
            <text:p>4 Exeg. 249</text:p>
            <text:p/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bsb10159245_00001-bsb10159245_00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 n’est pas un commentaire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Wigand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ohan Wigand</text:p>
          </table:table-cell>
          <table:table-cell table:style-name="ce55" office:value-type="string" calcext:value-type="string">
            <text:p><text:span text:style-name="T2">In epistolam S. Pauli ad Romanos annotationes</text:span></text:p>
          </table:table-cell>
          <table:table-cell office:value-type="string" calcext:value-type="string">
            <text:p>Georg Rab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<text:a xlink:href="https://www.digitale-sammlungen.de/en/details/bsb10176890" xlink:type="simple">https://www.digitale-sammlungen.de/en/details/bsb10176890</text:a></text:p>
          </table:table-cell>
          <table:table-cell table:style-name="ce49" office:value-type="string" calcext:value-type="string">
            <text:p>München, Bayerische Staatsbibliothek</text:p>
          </table:table-cell>
          <table:table-cell table:style-name="ce49" office:value-type="string" calcext:value-type="string">
            <text:p>Exeg. 731#Beibd.1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bsb10176890_00001-bsb10176890_00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un peu compliqué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Brenz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ohannes Brenz</text:p>
          </table:table-cell>
          <table:table-cell table:style-name="ce36" office:value-type="string" calcext:value-type="string">
            <text:p>In Epistolam quam Apostolus Paulus ad Romanos scripsit, Commentariorvm Libri Tres</text:p>
          </table:table-cell>
          <table:table-cell office:value-type="string" calcext:value-type="string">
            <text:p>Petrus Brubachius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<text:a xlink:href="https://data.onb.ac.at/rep/10AC1220" xlink:type="simple">https://data.onb.ac.at/rep/10AC1220</text:a></text:p>
            <text:p/>
          </table:table-cell>
          <table:table-cell office:value-type="string" calcext:value-type="string">
            <text:p><text:s/>Österreichische Nationalbibliothek</text:p>
          </table:table-cell>
          <table:table-cell table:style-name="ce36" office:value-type="string" calcext:value-type="string">
            <text:p>77.B.12 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api.onb.ac.at/iiif/presentation/v3/manifest/10AC1220" xlink:type="simple">https://api.onb.ac.at/iiif/presentation/v3/manifest/10AC1220</text:a>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ONB, vieux papier, grec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Gwalther_Biblia_versif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Gwalther Rudolf</text:p>
          </table:table-cell>
          <table:table-cell table:style-name="ce44" office:value-type="string" calcext:value-type="string">
            <text:p><text:span text:style-name="T19">Argumenta omnium, tam Veteris quam Novi Testamenti, capitum : elegiaco carmine conscripta</text:span></text:p>
          </table:table-cell>
          <table:table-cell office:value-type="string" calcext:value-type="string">
            <text:p>Christopher Froschauer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<text:a xlink:href="https://mdz-nbn-resolving.de/urn:nbn:de:bvb:12-bsb10187162-5" xlink:type="simple">https://mdz-nbn-resolving.de/urn:nbn:de:bvb:12-bsb10187162-5</text:a></text:p>
          </table:table-cell>
          <table:table-cell table:style-name="ce36" office:value-type="string" calcext:value-type="string">
            <text:p>München, Bayerische Staatsbibliothek</text:p>
          </table:table-cell>
          <table:table-cell table:style-name="ce36" office:value-type="string" calcext:value-type="string">
            <text:p>Mor. 283#Beibd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3">bsb10187162_00001-bsb10187162_00285</text:span>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ersification de la bible</text:p>
          </table:table-cell>
          <table:table-cell table:number-columns-repeated="16365"/>
        </table:table-row>
        <table:table-row table:style-name="ro6">
          <table:table-cell office:value-type="string" calcext:value-type="string">
            <text:p>Hunnius_Omn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41" office:value-type="string" calcext:value-type="string">
            <text:p><text:span text:style-name="T5">Aegidius Hunnius</text:span></text:p>
          </table:table-cell>
          <table:table-cell table:style-name="ce30" office:value-type="string" calcext:value-type="string">
            <text:p><text:span text:style-name="T20">Operorum latinorum Aegidii Hunnii … tomus quartus complectens commentarios eius in epistolas B. Pauli apostoli, canonicam Joannis, et eam quae est ad Hebraeos</text:span><text:span text:style-name="T2">,</text:span></text:p>
          </table:table-cell>
          <table:table-cell office:value-type="string" calcext:value-type="string">
            <text:p>Joannis Jacobi Porsii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<text:a xlink:href="https://www.digitale-sammlungen.de/en/details/bsb11059460" xlink:type="simple">https://www.digitale-sammlungen.de/en/details/bsb11059460</text:a></text:p>
          </table:table-cell>
          <table:table-cell office:value-type="string" calcext:value-type="string">
            <text:p><text:span text:style-name="T30">Regensburg, Staatliche Bibliothek</text:span></text:p>
            <text:p/>
          </table:table-cell>
          <table:table-cell office:value-type="string" calcext:value-type="string">
            <text:p><text:span text:style-name="T30">999/2Theol.syst.16(4/5</text:span></text:p>
            <text:p/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bsb11059460_00001-bsb11059460_01038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deux colonnes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Lefèvre_Omn_00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M</text:p>
          </table:table-cell>
          <table:table-cell/>
          <table:table-cell table:style-name="ce32" office:value-type="string" calcext:value-type="string">
            <text:p><text:span text:style-name="T3">Jacques Lefèvre d’Étaples</text:span></text:p>
          </table:table-cell>
          <table:table-cell table:style-name="ce47" office:value-type="string" calcext:value-type="string">
            <text:p><text:span text:style-name="T21">Commentariorum in Epistolas D. Pauli liber</text:span></text:p>
          </table:table-cell>
          <table:table-cell office:value-type="string" calcext:value-type="string">
            <text:p>Franciscum Reginaldum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Paris</text:p>
          </table:table-cell>
          <table:table-cell table:style-name="ce62" office:value-type="string" calcext:value-type="string">
            <text:p><text:span text:style-name="T24"><text:a xlink:href="https://gallica.bnf.fr/ark:/12148/bpt6k8707509x" xlink:type="simple">https://gallica.bnf.fr/ark:/12148/bpt6k8707509x</text:a></text:span><text:span text:style-name="T25"> </text:span></text:p>
          </table:table-cell>
          <table:table-cell table:style-name="ce36" office:value-type="string" calcext:value-type="string">
            <text:p> Bibliothèque nationale de France</text:p>
          </table:table-cell>
          <table:table-cell table:style-name="ce36" office:value-type="string" calcext:value-type="string">
            <text:p>A-1607 (1)</text:p>
          </table:table-cell>
          <table:table-cell table:style-name="ce64" office:value-type="float" office:value="3" calcext:value-type="float">
            <text:p>3</text:p>
          </table:table-cell>
          <table:table-cell office:value-type="string" calcext:value-type="string">
            <text:p>script de division des pdf (visual code) 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ong et double colone pour partie mais être de catégorie 2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Lefèvre_al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0">Jacques </text:span>Lefèvre d’Étaples</text:p>
          </table:table-cell>
          <table:table-cell table:style-name="ce36" office:value-type="string" calcext:value-type="string">
            <text:p>commentarii in epistolas catholicas</text:p>
          </table:table-cell>
          <table:table-cell office:value-type="string" calcext:value-type="string">
            <text:p>Andr, Cratandrum et Johannes Beblium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Basel</text:p>
          </table:table-cell>
          <table:table-cell table:style-name="ce36" office:value-type="string" calcext:value-type="string">
            <text:p><text:a xlink:href="https://doi.org/10.3931/e-rara-1607" xlink:type="simple">https://doi.org/10.3931/e-rara-1607</text:a> </text:p>
          </table:table-cell>
          <table:table-cell table:style-name="ce36" office:value-type="string" calcext:value-type="string">
            <text:p>Universitätsbibliothek Basel,</text:p>
          </table:table-cell>
          <table:table-cell table:style-name="ce36" office:value-type="string" calcext:value-type="string">
            <text:p><text:a xlink:href="https://ubs.swisscovery.ch/discovery/fulldisplay?docid=alma9915443450105504&amp;context=L&amp;vid=41SLSP_UBS:live&amp;lang=de&amp;adaptor=Local%20Search%20Engine&amp;tab=LibraryCatalog&amp;offset=0" xlink:type="simple">UBH Rc 89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427-49060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orme compliqué avec bcp de marge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Olevian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table:style-name="ce33" office:value-type="string" calcext:value-type="string">
            <text:p><text:span text:style-name="T4">Kaspar Olevian</text:span></text:p>
          </table:table-cell>
          <table:table-cell table:style-name="ce33" office:value-type="string" calcext:value-type="string">
            <text:p><text:span text:style-name="T7">In Epistolam D. Pauli Apostoli ad Romanos notae</text:span></text:p>
          </table:table-cell>
          <table:table-cell office:value-type="string" calcext:value-type="string">
            <text:p>Vignon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https://doi.org/10.3931/e-rara-897 </text:p>
          </table:table-cell>
          <table:table-cell office:value-type="string" calcext:value-type="string">
            <text:p>Universitätsbibliothek Basel</text:p>
            <text:p/>
          </table:table-cell>
          <table:table-cell office:value-type="string" calcext:value-type="string">
            <text:p>UBH Frey-Gryn A VII 170: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797-245572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long</text:p>
          </table:table-cell>
          <table:table-cell table:number-columns-repeated="16365"/>
        </table:table-row>
        <table:table-row table:style-name="ro6">
          <table:table-cell office:value-type="string" calcext:value-type="string">
            <text:p>Valla_Biblia_adnotatio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orenzo Valla</text:p>
          </table:table-cell>
          <table:table-cell table:style-name="ce47" office:value-type="string" calcext:value-type="string">
            <text:p><text:span text:style-name="T3">n Latinam Novi Testamenti interpretationem ex collatione Grecorum exemplarium adnotationes apprime utiles</text:span></text:p>
          </table:table-cell>
          <table:table-cell table:style-name="ce36" office:value-type="string" calcext:value-type="string">
            <text:p>Petit Bade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https://www.digitale-sammlungen.de/en/details/bsb11059298" xlink:type="simple">https://www.digitale-sammlungen.de/en/details/bsb11059298</text:a></text:p>
          </table:table-cell>
          <table:table-cell office:value-type="string" calcext:value-type="string">
            <text:p><text:span text:style-name="T30">Regensburg, Staatliche Bibliothek</text:span></text:p>
            <text:p/>
          </table:table-cell>
          <table:table-cell office:value-type="string" calcext:value-type="string">
            <text:p><text:span text:style-name="T30">999/2Script.828</text:span></text:p>
            <text:p/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bsb11059298_00001-bsb11059298_00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e en page compliqué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Vermigli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etrus Martyr Vermigli</text:p>
          </table:table-cell>
          <table:table-cell table:style-name="ce54" office:value-type="string" calcext:value-type="string">
            <text:p><text:span text:style-name="T4">In epistolam S. Pauli ad Romanos commentarii doctissimi</text:span></text:p>
          </table:table-cell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<text:a xlink:href="https://www.digitale-sammlungen.de/en/details/bsb10176850" xlink:type="simple">https://www.digitale-sammlungen.de/en/details/bsb10176850</text:a></text:p>
          </table:table-cell>
          <table:table-cell table:style-name="ce49" office:value-type="string" calcext:value-type="string">
            <text:p>München, Bayerische Staatsbibliothek</text:p>
          </table:table-cell>
          <table:table-cell table:style-name="ce49" office:value-type="string" calcext:value-type="string">
            <text:p>Exeg. 686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bsb10176850_00001-bsb10176850_0130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long</text:p>
          </table:table-cell>
          <table:table-cell table:number-columns-repeated="16365"/>
        </table:table-row>
        <table:table-row table:style-name="ro3">
          <table:table-cell table:style-name="ce13" office:value-type="string" calcext:value-type="string">
            <text:p>Lefevre_Rm_test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acques Lefèvre d'Etaples</text:p>
          </table:table-cell>
          <table:table-cell table:style-name="ce13" office:value-type="string" calcext:value-type="string">
            <text:p>Commentarii in epistolas d. Pauli</text:p>
          </table:table-cell>
          <table:table-cell table:style-name="ce13" office:value-type="string" calcext:value-type="string">
            <text:p>Anonymus</text:p>
          </table:table-cell>
          <table:table-cell table:style-name="ce13" office:value-type="float" office:value="1512" calcext:value-type="float">
            <text:p>1512</text:p>
          </table:table-cell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<text:span text:style-name="T28"><text:a xlink:href="https://mdz-nbn-resolving.de/urn:nbn:de:bvb:12-bsb11059254-9" xlink:type="simple">https://mdz-nbn-resolving.de/urn:nbn:de:bvb:12-bsb11059254-9</text:a></text:span></text:p>
          </table:table-cell>
          <table:table-cell table:style-name="ce13" office:value-type="string" calcext:value-type="string">
            <text:p>Regensburg SB</text:p>
          </table:table-cell>
          <table:table-cell table:style-name="ce13" office:value-type="string" calcext:value-type="string">
            <text:p>999/2Script.801</text:p>
          </table:table-cell>
          <table:table-cell table:style-name="ce13" office:value-type="float" office:value="3" calcext:value-type="float">
            <text:p>3</text:p>
          </table:table-cell>
          <table:table-cell table:style-name="ce76" office:value-type="string" calcext:value-type="string">
            <text:p>bsb11059254_0001-bsb11059254_00654</text:p>
          </table:table-cell>
          <table:table-cell table:style-name="ce13" office:value-type="float" office:value="654" calcext:value-type="float">
            <text:p>654</text:p>
          </table:table-cell>
          <table:table-cell table:style-name="ce13" office:value-type="string" calcext:value-type="string">
            <text:p>19 page déjà faitedonnée PHD =&gt; corpus A</text:p>
          </table:table-cell>
          <table:table-cell table:number-columns-repeated="16365"/>
        </table:table-row>
        <table:table-row table:style-name="ro3">
          <table:table-cell table:style-name="ce38" office:value-type="string" calcext:value-type="string">
            <text:p>Bucer_Rm_test</text:p>
          </table:table-cell>
          <table:table-cell office:value-type="string" calcext:value-type="string">
            <text:p>no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FG</text:p>
          </table:table-cell>
          <table:table-cell table:style-name="Default" office:value-type="string" calcext:value-type="string">
            <text:p>Martin Bucer</text:p>
          </table:table-cell>
          <table:table-cell table:style-name="Default" office:value-type="string" calcext:value-type="string">
            <text:p><text:s/>Metaphrases et enarrationem in Epistolam ad Romanos</text:p>
          </table:table-cell>
          <table:table-cell table:style-name="Default" office:value-type="string" calcext:value-type="string">
            <text:p>Wendelin Rihel</text:p>
          </table:table-cell>
          <table:table-cell table:style-name="Default" office:value-type="float" office:value="1536" calcext:value-type="float">
            <text:p>1536</text:p>
          </table:table-cell>
          <table:table-cell table:style-name="Default" office:value-type="string" calcext:value-type="string">
            <text:p>Strassbourg</text:p>
          </table:table-cell>
          <table:table-cell table:style-name="Default" office:value-type="string" calcext:value-type="string">
            <text:p><text:s/>https://mdz-nbn-resolving.de/urn:nbn:de:bvb:12-bsb11059175-0</text:p>
          </table:table-cell>
          <table:table-cell table:style-name="Default" office:value-type="string" calcext:value-type="string">
            <text:p>Regensburg SB</text:p>
          </table:table-cell>
          <table:table-cell table:style-name="Default" office:value-type="string" calcext:value-type="string">
            <text:p>999/2Script.662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bsb11059175_00016-bsb11059175_00526</text:p>
          </table:table-cell>
          <table:table-cell table:style-name="Default" office:value-type="float" office:value="526" calcext:value-type="float">
            <text:p>526</text:p>
          </table:table-cell>
          <table:table-cell office:value-type="string" calcext:value-type="string">
            <text:p>bcp de marge données PHD =&gt; corpus A PAGE 466-484 déjà faite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Bucer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Bucer Martin</text:p>
          </table:table-cell>
          <table:table-cell table:style-name="ce44" office:value-type="string" calcext:value-type="string">
            <text:p><text:span text:style-name="T19">Metaphrases et enarrationes perpetuae epistolarum d. Pauli apostoli [...] in epistolam ad Romanos</text:span></text:p>
          </table:table-cell>
          <table:table-cell office:value-type="string" calcext:value-type="string">
            <text:p>Rihel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Strassbourg</text:p>
          </table:table-cell>
          <table:table-cell table:style-name="ce59" office:value-type="string" calcext:value-type="string">
            <text:p><text:span text:style-name="T32"><text:a xlink:href="https://mdz-nbn-resolving.de/urn:nbn:de:bvb:12-bsb11059175-0" xlink:type="simple">https://mdz-nbn-resolving.de/urn:nbn:de:bvb:12-bsb11059175-0</text:a></text:span></text:p>
          </table:table-cell>
          <table:table-cell table:style-name="ce36" office:value-type="string" calcext:value-type="string">
            <text:p>Regensburg, Staatliche Bibliothek</text:p>
          </table:table-cell>
          <table:table-cell table:style-name="ce36" office:value-type="string" calcext:value-type="string">
            <text:p>999/2Script.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b11059175_00001-bsb11059175_0051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ur deux colonnes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Calvin_Ga-Col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Jean Calvin</text:p>
          </table:table-cell>
          <table:table-cell table:style-name="ce36" office:value-type="string" calcext:value-type="string">
            <text:p>Commentaire de M. Jean Calvin sur quatre Epistres de sainct Paul, assavoir aux Galatiens, Ephesiens, Philippiens, Colossiens</text:p>
          </table:table-cell>
          <table:table-cell office:value-type="string" calcext:value-type="string">
            <text:p>Jean Girard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Genève</text:p>
          </table:table-cell>
          <table:table-cell table:style-name="ce36" office:value-type="string" calcext:value-type="string">
            <text:p><text:a xlink:href="https://doi.org/10.3931/e-rara-1043" xlink:type="simple">https://doi.org/10.3931/e-rara-1043</text:a> <text:a xlink:href="https://www.e-rara.ch/gep_g/wiki/identifier/doiresolving?doi=10.3931/e-rara-1043" xlink:type="simple"> </text:a></text:p>
          </table:table-cell>
          <table:table-cell table:style-name="ce36" office:value-type="string" calcext:value-type="string">
            <text:p>Bibliothèque de Genève,</text:p>
          </table:table-cell>
          <table:table-cell table:style-name="ce36" office:value-type="string" calcext:value-type="string">
            <text:p><text:a xlink:href="https://vge.swisscovery.ch/discovery/fulldisplay?docid=alma991000762879705524&amp;context=L&amp;vid=41SLSP_VGE:VU1&amp;adaptor=Local%20Search%20Engine&amp;tab=LibraryCatalog&amp;offset=0" xlink:type="simple">BGE Cta 3478 BGE Bb 1990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6519-23721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ext en français, probleme de normalisation, retablir seulement les s long?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Zanchi_Eph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rolamo Zanchi</text:p>
          </table:table-cell>
          <table:table-cell table:style-name="ce56" office:value-type="string" calcext:value-type="string">
            <text:p><text:span text:style-name="T11">in D. Pauli Epistolam ad Ephesios commentarius absolutissimus</text:span></text:p>
          </table:table-cell>
          <table:table-cell table:style-name="ce56" office:value-type="string" calcext:value-type="string">
            <text:p><text:span text:style-name="T11">Matthäus Harnisius</text:span></text:p>
          </table:table-cell>
          <table:table-cell table:style-name="ce56" office:value-type="string" calcext:value-type="string">
            <text:p><text:span text:style-name="T11">1594</text:span></text:p>
          </table:table-cell>
          <table:table-cell table:style-name="ce49" office:value-type="string" calcext:value-type="string">
            <text:p>Neustadt an der Weinstraße</text:p>
          </table:table-cell>
          <table:table-cell/>
          <table:table-cell table:style-name="ce49" office:value-type="string" calcext:value-type="string">
            <text:p>München, Bayerische Staatsbibliothek</text:p>
          </table:table-cell>
          <table:table-cell table:style-name="ce49" office:value-type="string" calcext:value-type="string">
            <text:p>2 Exeg. 633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bsb10143024_00001-bsb10143024_0049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eux colonnes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arcerius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cerius Erasmus</text:p>
          </table:table-cell>
          <table:table-cell table:style-name="ce53" office:value-type="string" calcext:value-type="string">
            <text:p><text:span text:style-name="T2">In epistolam ad Romanos pia et erudita scholia</text:span></text:p>
          </table:table-cell>
          <table:table-cell table:style-name="ce30" office:value-type="string" calcext:value-type="string">
            <text:p><text:span text:style-name="T2">Christian Egenolff</text:span>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<text:a xlink:href="https://onb.digital/result/10AFACFC" xlink:type="simple">https://onb.digital/result/10AFACFC</text:a></text:p>
          </table:table-cell>
          <table:table-cell table:style-name="ce36" office:value-type="string" calcext:value-type="string">
            <text:p>Österreichische Nationalbibliothek</text:p>
          </table:table-cell>
          <table:table-cell table:style-name="ce36" office:value-type="string" calcext:value-type="string">
            <text:p>77.M.94 ALT PRU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api.onb.ac.at/iiif/presentation/v3/manifest/10AFACFC" xlink:type="simple">https://api.onb.ac.at/iiif/presentation/v3/manifest/10AFACFC</text:a>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Long + mise en page compliqué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arloratus_Biblia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/B</text:p>
          </table:table-cell>
          <table:table-cell/>
          <table:table-cell office:value-type="string" calcext:value-type="string">
            <text:p>Augustinus Marloratus</text:p>
          </table:table-cell>
          <table:table-cell table:style-name="ce44" office:value-type="string" calcext:value-type="string">
            <text:p><text:span text:style-name="T14">Novi Testamenti catholica expositio ecclesiastica</text:span></text:p>
          </table:table-cell>
          <table:table-cell office:value-type="string" calcext:value-type="string">
            <text:p>Henri Estienn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Genève</text:p>
          </table:table-cell>
          <table:table-cell table:style-name="ce36" office:value-type="string" calcext:value-type="string">
            <text:p><text:a xlink:href="https://doi.org/10.3931/e-rara-5782" xlink:type="simple">https://doi.org/10.3931/e-rara-5782</text:a>/</text:p>
          </table:table-cell>
          <table:table-cell table:style-name="ce36" office:value-type="string" calcext:value-type="string">
            <text:p>Bibliothèque de Genève,</text:p>
          </table:table-cell>
          <table:table-cell table:style-name="ce36" office:value-type="string" calcext:value-type="string">
            <text:p><text:a xlink:href="https://vge.swisscovery.ch/discovery/fulldisplay?docid=alma991004226599705524&amp;context=L&amp;vid=41SLSP_VGE:VU1&amp;adaptor=Local%20Search%20Engine&amp;tab=LibraryCatalog&amp;offset=0" xlink:type="simple">BGE Cya 900 BGE Y 1051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52636-1135435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Bible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de_Beze_Biblia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Theodore de Bèze</text:p>
          </table:table-cell>
          <table:table-cell table:style-name="ce43" office:value-type="string" calcext:value-type="string">
            <text:p><text:span text:style-name="T22">Biblia utriusque Testamenti.</text:span></text:p>
          </table:table-cell>
          <table:table-cell office:value-type="string" calcext:value-type="string">
            <text:p>Robert Etienn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Genève</text:p>
          </table:table-cell>
          <table:table-cell table:style-name="ce58" office:value-type="string" calcext:value-type="string">
            <text:p><text:span text:style-name="T33"><text:a xlink:href="https://doi.org/10.3931/e-rara-6094" xlink:type="simple">https://doi.org/10.3931/e-rara-6094</text:a></text:span></text:p>
          </table:table-cell>
          <table:table-cell table:style-name="ce36" office:value-type="string" calcext:value-type="string">
            <text:p>Bibliothèque de Genève</text:p>
          </table:table-cell>
          <table:table-cell table:style-name="ce36" office:value-type="string" calcext:value-type="string">
            <text:p><text:a xlink:href="https://vge.swisscovery.ch/discovery/fulldisplay?docid=alma991008146349705524&amp;context=L&amp;vid=41SLSP_VGE:VU1&amp;adaptor=Local%20Search%20Engine&amp;tab=LibraryCatalog&amp;offset=0" xlink:type="simple">Bb 2341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659201-10660563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il s’agit du tome 1 ancien testamment le rapport me paraît lointain, en plus de la forme de la bible qui rend la segmentation complexe </text:p>
          </table:table-cell>
          <table:table-cell table:style-name="Default" table:number-columns-repeated="16365"/>
        </table:table-row>
        <table:table-row table:style-name="ro3">
          <table:table-cell office:value-type="string" calcext:value-type="string">
            <text:p>Erasmus_biblia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table:style-name="ce47" office:value-type="string" calcext:value-type="string">
            <text:p><text:span text:style-name="T23">Novum Instrumentum</text:span></text:p>
          </table:table-cell>
          <table:table-cell office:value-type="string" calcext:value-type="string">
            <text:p>Johannes Froben 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Basel</text:p>
          </table:table-cell>
          <table:table-cell table:style-name="ce59" office:value-type="string" calcext:value-type="string">
            <text:p><text:span text:style-name="T32"><text:a xlink:href="https://www.e-rara.ch/bau_1/doi/10.3931/e-rara-2849" xlink:type="simple">https://www.e-rara.ch/bau_1/doi/10.3931/e-rara-2849</text:a></text:span></text:p>
          </table:table-cell>
          <table:table-cell table:style-name="ce36" office:value-type="string" calcext:value-type="string">
            <text:p>Universitätsbibliothek Basel,</text:p>
          </table:table-cell>
          <table:table-cell table:style-name="ce36" office:value-type="string" calcext:value-type="string">
            <text:p><text:a xlink:href="https://ubs.swisscovery.ch/discovery/fulldisplay?docid=alma9972650368305504&amp;context=L&amp;vid=41SLSP_UBS:live&amp;lang=de&amp;adaptor=Local%20Search%20Engine&amp;tab=LibraryCatalog&amp;offset=0" xlink:type="simple">UBH BibG B 3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95559-896547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Bible + grec+ etc</text:p>
          </table:table-cell>
          <table:table-cell table:style-name="ce13" table:number-columns-repeated="16365"/>
        </table:table-row>
        <table:table-row table:style-name="ro4">
          <table:table-cell office:value-type="string" calcext:value-type="string">
            <text:p>Flaccus_NT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laccus Mathias</text:p>
          </table:table-cell>
          <table:table-cell office:value-type="string" calcext:value-type="string">
            <text:p>Novum Testamentum</text:p>
          </table:table-cell>
          <table:table-cell table:style-name="ce36" office:value-type="string" calcext:value-type="string">
            <text:p>Peter Perna et Theobaldus Dietrich 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Basel</text:p>
          </table:table-cell>
          <table:table-cell table:style-name="ce62" office:value-type="string" calcext:value-type="string">
            <text:p><text:span text:style-name="T34"> </text:span><text:span text:style-name="T35"><text:a xlink:href="http://mdz-nbn-resolving.de/urn:nbn:de:bvb:12-bsb10199014-6" xlink:type="simple">http://mdz-nbn-resolving.de/urn:nbn:de:bvb:12-bsb10199014-6</text:a></text:span><text:span text:style-name="T36"> </text:span></text:p>
          </table:table-cell>
          <table:table-cell table:style-name="ce36" office:value-type="string" calcext:value-type="string">
            <text:p>München, Bayerische Staatsbibliothek </text:p>
          </table:table-cell>
          <table:table-cell table:style-name="ce36" office:value-type="string" calcext:value-type="string">
            <text:p>Res/4 B.gr. 200 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b10199014_00007-bsb10199014_0152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Bible + grec+ etc</text:p>
          </table:table-cell>
          <table:table-cell table:number-columns-repeated="16365"/>
        </table:table-row>
        <table:table-row table:style-name="ro1">
          <table:table-cell table:style-name="Default" table:number-columns-repeated="16384"/>
        </table:table-row>
        <table:table-row table:style-name="ro1" table:number-rows-repeated="4">
          <table:table-cell table:number-columns-repeated="16"/>
          <table:table-cell table:style-name="Default" table:number-columns-repeated="2"/>
          <table:table-cell table:number-columns-repeated="16366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6"/>
          <table:table-cell table:style-name="ce12" office:value-type="string" calcext:value-type="string">
            <text:p>totale priorité 1</text:p>
          </table:table-cell>
          <table:table-cell table:style-name="ce71" table:formula="of:=SUM([.R2:.R14])" office:value-type="float" office:value="4233" calcext:value-type="float">
            <text:p>4233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ce12" office:value-type="string" calcext:value-type="string">
            <text:p>totale priorité 2</text:p>
          </table:table-cell>
          <table:table-cell table:style-name="ce71" table:formula="of:=SUM([.R15:.R28])" office:value-type="float" office:value="8477" calcext:value-type="float">
            <text:p>8477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ce12" office:value-type="string" calcext:value-type="string">
            <text:p>totale priorité 3</text:p>
          </table:table-cell>
          <table:table-cell table:style-name="ce71" table:formula="of:=SUM([.R29:.R38])" office:value-type="float" office:value="5795" calcext:value-type="float">
            <text:p>5795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ce12" office:value-type="string" calcext:value-type="string">
            <text:p>totale priorité 4+5</text:p>
          </table:table-cell>
          <table:table-cell table:style-name="ce71" table:formula="of:=SUM([.R39:.R46])" office:value-type="float" office:value="8173" calcext:value-type="float">
            <text:p>8173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ce12" office:value-type="string" calcext:value-type="string">
            <text:p>totale toute les pages</text:p>
          </table:table-cell>
          <table:table-cell table:style-name="ce71" table:formula="of:=SUM([.R2:.R46])" office:value-type="float" office:value="26678" calcext:value-type="float">
            <text:p>26678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calcext:value-type="string">
            <text:p>vérification des totaux</text:p>
          </table:table-cell>
          <table:table-cell table:formula="of:=SUM([.R59:.R62])" office:value-type="float" office:value="26678" calcext:value-type="float">
            <text:p>26678</text:p>
          </table:table-cell>
          <table:table-cell table:number-columns-repeated="16366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1:Feuille1.S64" table:display-filter-buttons="tru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10:02:02.054892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0:26:38.326966569</meta:creation-date>
    <dc:date>2026-02-06T10:22:19.761873635</dc:date>
    <meta:editing-duration>PT17H24M24S</meta:editing-duration>
    <meta:editing-cycles>38</meta:editing-cycles>
    <meta:generator>LibreOffice/24.2.7.2$Linux_X86_64 LibreOffice_project/420$Build-2</meta:generator>
    <meta:document-statistic meta:table-count="1" meta:cell-count="822" meta:object-count="0"/>
  </office:meta>
</office:document-meta>
</file>